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1.251cm" fo:margin-right="0cm" fo:text-indent="1.251cm" style:auto-text-indent="false">
        <style:tab-stops/>
      </style:paragraph-properties>
    </style:style>
    <style:style style:name="P3" style:family="paragraph" style:parent-style-name="Standard">
      <style:paragraph-properties fo:margin-left="2.501cm" fo:margin-right="0cm" fo:text-indent="0cm" style:auto-text-indent="false">
        <style:tab-stops/>
      </style:paragraph-properties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paragraph-rsid="00159f49"/>
    </style:style>
    <style:style style:name="P7" style:family="paragraph" style:parent-style-name="Standard" style:list-style-name="L1">
      <style:text-properties officeooo:rsid="00159f49" officeooo:paragraph-rsid="00159f49"/>
    </style:style>
    <style:style style:name="P8" style:family="paragraph" style:parent-style-name="Standard">
      <style:text-properties fo:font-weight="bold" officeooo:paragraph-rsid="00159f49" style:font-weight-asian="bold" style:font-weight-complex="bold"/>
    </style:style>
    <style:style style:name="P9" style:family="paragraph" style:parent-style-name="Standard">
      <style:text-properties officeooo:paragraph-rsid="00159f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9f49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59f49" style:font-style-asian="italic" style:font-style-complex="italic"/>
    </style:style>
    <style:style style:name="T5" style:family="text">
      <style:text-properties fo:font-style="italic" fo:font-weight="bold" officeooo:rsid="00159f49" style:font-style-asian="italic" style:font-weight-asian="bold" style:font-style-complex="italic" style:font-weight-complex="bold"/>
    </style:style>
    <style:style style:name="T6" style:family="text">
      <style:text-properties officeooo:rsid="00151067"/>
    </style:style>
    <style:style style:name="T7" style:family="text">
      <style:text-properties officeooo:rsid="00159f4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Default_20_Paragraph_20_Font"><text:span text:style-name="T1">Use Case Name: </text:span></text:span>“<text:span text:style-name="T6">Make a bid”</text:span></text:p>
      <text:p text:style-name="P1"/>
      <text:p text:style-name="Standard"><text:span text:style-name="Default_20_Paragraph_20_Font"><text:span text:style-name="T1">Primary Actor: </text:span></text:span>User(s)</text:p>
      <text:p text:style-name="P1"/>
      <text:p text:style-name="P1">Stakeholders and Interests:</text:p>
      <text:p text:style-name="Standard"><text:span text:style-name="Default_20_Paragraph_20_Font"><text:span text:style-name="T1"><text:tab/></text:span></text:span>-<text:span text:style-name="T6">All players should know whose turn it is to make the first bid</text:span></text:p>
      <text:p text:style-name="Standard"><text:tab/>-<text:span text:style-name="T6">The players should clearly see the timer and know how much time is left at all times</text:span></text:p>
      <text:p text:style-name="Standard"><text:tab/>-<text:span text:style-name="T6">The player should be able to easily make a bid</text:span></text:p>
      <text:p text:style-name="P1"/>
      <text:p text:style-name="P1">Preconditions:</text:p>
      <text:p text:style-name="Standard"><text:tab/>-The board should be set up <text:span text:style-name="T6">correctly</text:span></text:p>
      <text:p text:style-name="Standard"><text:tab/>-A target square has been selected</text:p>
      <text:p text:style-name="Standard"><text:tab/>-All players are aware of which target square has been selected</text:p>
      <text:p text:style-name="Standard"><text:tab/>-The system knows the location of all robot pieces</text:p>
      <text:p text:style-name="P1"/>
      <text:p text:style-name="P1">Success Guarantee:</text:p>
      <text:p text:style-name="Standard"><text:span text:style-name="Default_20_Paragraph_20_Font"><text:span text:style-name="T1"><text:tab/></text:span></text:span>-<text:span text:style-name="T6">All players are given the proper opportunity to place a bid</text:span></text:p>
      <text:p text:style-name="Standard"><text:tab/>-<text:span text:style-name="T6">The timer works correctly and no player is given extra time</text:span></text:p>
      <text:p text:style-name="Standard"><text:tab/>-<text:span text:style-name="T7">The system properly calculates the distance so player with the correct and most accurate bid is correctly identified. </text:span></text:p>
      <text:p text:style-name="P1"/>
      <text:p text:style-name="P1">Main Success Scenario:</text:p>
      <text:list xml:id="list1735794725" text:style-name="L1">
        <text:list-item>
          <text:p text:style-name="P5">The system indicates whose turn it is and <text:span text:style-name="T7">the target square is selected randomly</text:span> <text:span text:style-name="Default_20_Paragraph_20_Font"><text:span text:style-name="T3">[Alt 1: The user would like to save the game and exit; Alt 2: The user would like to reset the game; Alt 3: The user decides to exit the game]</text:span></text:span></text:p>
        </text:list-item>
        <text:list-item>
          <text:p text:style-name="P5">The player whose turn it is selects a path they presume is the shortest path by means of up, down, left, and right directions until a target square is reached</text:p>
        </text:list-item>
        <text:list-item>
          <text:p text:style-name="P7">The system records the first players bid and saves the data</text:p>
        </text:list-item>
        <text:list-item>
          <text:p text:style-name="P7">The system starts the timer</text:p>
        </text:list-item>
        <text:list-item>
          <text:p text:style-name="P7">Once the timer has started, each player has that much time to make a bid on the shortest distance to the target square</text:p>
        </text:list-item>
        <text:list-item>
          <text:p text:style-name="P7">The system records each bid and assigns the bid to the appropriate player </text:p>
        </text:list-item>
        <text:list-item>
          <text:p text:style-name="P7">The system calculates the distance for each robot piece to the target square </text:p>
        </text:list-item>
        <text:list-item>
          <text:p text:style-name="P7">The system indicates which user has the most accurate bid and announces the winner of this round</text:p>
        </text:list-item>
        <text:list-item>
          <text:p text:style-name="P5">The system moves the <text:span text:style-name="T7">winners’</text:span> piece across the board, <text:span text:style-name="T7">based on the players bid</text:span></text:p>
        </text:list-item>
        <text:list-item>
          <text:p text:style-name="P5">Once the target square is reached, <text:span text:style-name="T7">this turn is now complete</text:span></text:p>
        </text:list-item>
        <text:list-item>
          <text:p text:style-name="P6"><text:span text:style-name="T7">The system returns to step 1. </text:span><text:span text:style-name="T4">Use case ends.</text:span></text:p>
        </text:list-item>
      </text:list>
      <text:p text:style-name="Standard"><text:span text:style-name="T5"/></text:p>
      <text:p text:style-name="Standard"><text:span text:style-name="T1">Alternate Flows:</text:span></text:p>
      <text:p text:style-name="Standard"><text:span text:style-name="Default_20_Paragraph_20_Font"><text:span text:style-name="T1"><text:tab/></text:span></text:span><text:span text:style-name="Default_20_Paragraph_20_Font"><text:span text:style-name="T3">Alt 1:</text:span></text:span></text:p>
      <text:p text:style-name="Standard"><text:span text:style-name="Default_20_Paragraph_20_Font"><text:span text:style-name="T1"><text:tab/></text:span></text:span>-Save the game: </text:p>
      <text:p text:style-name="P2">1. The user selects to save the game’s progress and exit the game</text:p>
      <text:p text:style-name="P3">2. The system requests the user confirm their choice and notifies the user that all progress will saved until the user elects to load a saved game</text:p>
      <text:p text:style-name="P2">3. The user elects to save the game</text:p>
      <text:p text:style-name="P3">4. The system automatically saves all progress: location of robot pieces, tally of scores, location of tokens and exits the game. <text:span text:style-name="Default_20_Paragraph_20_Font"><text:span text:style-name="T3">Use case ends</text:span></text:span></text:p>
      <text:p text:style-name="Standard"><text:tab/><text:span text:style-name="Default_20_Paragraph_20_Font"><text:span text:style-name="T3">Alt 2:</text:span></text:span></text:p>
      <text:p text:style-name="Standard"><text:soft-page-break/><text:tab/>-Reset the game: </text:p>
      <text:p text:style-name="P2">1. The user selects to reset the game.</text:p>
      <text:p text:style-name="P3">2. The system asks the user to confirm their selection and notifies the user that all progress will be lost if they choose to continue<text:tab/></text:p>
      <text:p text:style-name="P2">3. The user confirms their choice</text:p>
      <text:p text:style-name="P2">4. The system resets the game configuration and all progress is lost. <text:span text:style-name="Default_20_Paragraph_20_Font"><text:span text:style-name="T3">Use case ends</text:span></text:span></text:p>
      <text:p text:style-name="Standard"><text:tab/><text:span text:style-name="Default_20_Paragraph_20_Font"><text:span text:style-name="T3">Alt 3:</text:span></text:span></text:p>
      <text:p text:style-name="Standard"><text:tab/>-Exit the game</text:p>
      <text:p text:style-name="Standard"><text:tab/><text:tab/>1. The user selects to exit the game</text:p>
      <text:p text:style-name="Standard"><text:tab/><text:tab/>2. The system asks the user to confirm their choice and notifies the user that all progress will be lost if they choose to continue</text:p>
      <text:p text:style-name="Standard"><text:tab/><text:tab/>3. The user confirms their selection</text:p>
      <text:p text:style-name="Standard"><text:tab/><text:tab/>4. The system ends the game, losing all progress. <text:span text:style-name="Default_20_Paragraph_20_Font"><text:span text:style-name="T3">Use case ends</text:span></text:span></text:p>
      <text:p text:style-name="Standard"/>
      <text:p text:style-name="P1">Exceptions:</text:p>
      <text:p text:style-name="P9"><text:span text:style-name="Default_20_Paragraph_20_Font"><text:span text:style-name="T1"><text:tab/>-</text:span></text:span><text:span text:style-name="T7">If any player enters a bid that is less than the minimum amount of moves, they are automatically disqualified from that round</text:span> </text:p>
      <text:p text:style-name="P9"><text:tab/>-<text:span text:style-name="T7">If a player’s bid is equal to or greater to the original bid, then it is not checked</text:span></text:p>
      <text:p text:style-name="P9"><text:tab/>-<text:span text:style-name="T7">A player has the option to select the option for a hint</text:span></text:p>
      <text:p text:style-name="P8"/>
      <text:p text:style-name="P8">Special Requirements:</text:p>
      <text:p text:style-name="Standard"><text:span text:style-name="Default_20_Paragraph_20_Font"><text:span text:style-name="T1"><text:tab/>-</text:span></text:span><text:span text:style-name="T7">If requested, a player is able to use the option of a hint.</text:span></text:p>
      <text:p text:style-name="Standard"><text:tab/>-The user should be able to save a game and return to it later to complete it.</text:p>
      <text:p text:style-name="P1"/>
      <text:p text:style-name="P1">Open Issues:</text:p>
      <text:p text:style-name="Standard"><text:tab/>-<text:span text:style-name="T7">How long should the timer be to have a fair balance of competitiveness and usability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1.2$Linux_X86_64 LibreOffice_project/e1ad903d8acbc5f5b474f1d8ec3defef24b8c46b</meta:generator>
    <meta:creation-date>2020-03-06T15:19:00Z</meta:creation-date>
    <dc:date>2020-03-09T14:39:11.160759208</dc:date>
    <meta:print-date>2020-03-05T20:51:00Z</meta:print-date>
    <meta:editing-cycles>4</meta:editing-cycles>
    <meta:editing-duration>PT9M7S</meta:editing-duration>
    <meta:document-statistic meta:table-count="0" meta:image-count="0" meta:object-count="0" meta:page-count="2" meta:paragraph-count="55" meta:word-count="629" meta:character-count="3377" meta:non-whitespace-character-count="2777"/>
    <meta:template xlink:type="simple" xlink:actuate="onRequest" xlink:title="" xlink:href="../../Iteration%202/Use%20Case%20'Take%20a%20turn'-revised.odt/Normal"/>
  </office:meta>
</office:document-meta>
</file>